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3.4375in" fo:margin-left="3.2819in" fo:margin-top="0in" fo:margin-bottom="0in" table:align="left" style:writing-mode="rl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1.D1" style:family="table-cell">
      <style:table-cell-properties fo:padding="0.0382in" fo:border="0.25pt solid #000000" style:writing-mode="rl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2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3" style:family="paragraph" style:parent-style-name="Text_20_body">
      <style:text-properties officeooo:rsid="06859027" officeooo:paragraph-rsid="06501b33"/>
    </style:style>
    <style:style style:name="P4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5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fo:font-weight="normal" officeooo:rsid="0682a5b9" officeooo:paragraph-rsid="06501b33" style:font-weight-asian="normal" style:font-name-complex="David CLM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officeooo:paragraph-rsid="06501b33"/>
    </style:style>
    <style:style style:name="P7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fo:font-weight="normal" officeooo:rsid="06178d0b" officeooo:paragraph-rsid="06501b33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6178d0b" officeooo:paragraph-rsid="06501b33" style:font-weight-asian="normal" style:font-weight-complex="normal"/>
    </style:style>
    <style:style style:name="P9" style:family="paragraph" style:parent-style-name="Text_20_body">
      <style:text-properties fo:font-weight="normal" officeooo:rsid="06178d0b" officeooo:paragraph-rsid="06501b33" style:font-weight-asian="normal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6178d0b" officeooo:paragraph-rsid="06501b33"/>
    </style:style>
    <style:style style:name="P11" style:family="paragraph" style:parent-style-name="Text_20_body">
      <style:paragraph-properties fo:text-align="end" style:justify-single-word="false" style:writing-mode="rl-tb"/>
      <style:text-properties officeooo:paragraph-rsid="06501b33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paragraph-rsid="06501b33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61aaed5" officeooo:paragraph-rsid="06501b33"/>
    </style:style>
    <style:style style:name="P14" style:family="paragraph" style:parent-style-name="Text_20_body">
      <style:paragraph-properties fo:text-align="end" style:justify-single-word="false" style:writing-mode="rl-tb"/>
      <style:text-properties fo:font-weight="normal" officeooo:rsid="06208022" officeooo:paragraph-rsid="06501b33" style:font-weight-asian="normal" style:font-weight-complex="normal"/>
    </style:style>
    <style:style style:name="P15" style:family="paragraph" style:parent-style-name="Heading_20_2">
      <style:paragraph-properties fo:line-height="100%"/>
      <style:text-properties style:font-name="David CLM" officeooo:rsid="0659b439" officeooo:paragraph-rsid="06501b33" style:font-size-asian="10.5pt" style:font-name-complex="David CLM" style:font-weight-complex="normal"/>
    </style:style>
    <style:style style:name="P16" style:family="paragraph" style:parent-style-name="Heading_20_2">
      <style:text-properties officeooo:paragraph-rsid="064abc40"/>
    </style:style>
    <style:style style:name="P17" style:family="paragraph" style:parent-style-name="Text_20_body">
      <style:text-properties style:font-name="David CLM" officeooo:rsid="05d818a9" officeooo:paragraph-rsid="064abc40" style:font-name-complex="David CLM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paragraph-rsid="064abc40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4abc40"/>
    </style:style>
    <style:style style:name="P20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4abc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4abc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4abc40" style:font-weight-asian="normal" style:font-weight-complex="normal"/>
    </style:style>
    <style:style style:name="P2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1aaed5" officeooo:paragraph-rsid="064abc40" style:font-size-asian="12pt" style:font-style-asian="italic" style:font-weight-asian="normal" style:font-name-complex="David CLM" style:font-size-complex="12pt" style:font-weight-complex="normal"/>
    </style:style>
    <style:style style:name="P25" style:family="paragraph" style:parent-style-name="Heading_20_2">
      <style:paragraph-properties fo:line-height="100%"/>
      <style:text-properties style:font-name="David CLM" officeooo:rsid="05735d0c" officeooo:paragraph-rsid="06433f13" style:font-name-complex="David CLM"/>
    </style:style>
    <style:style style:name="P26" style:family="paragraph" style:parent-style-name="Heading_20_2">
      <style:paragraph-properties fo:line-height="100%"/>
      <style:text-properties style:font-name="David CLM" fo:font-weight="normal" officeooo:rsid="05db2356" officeooo:paragraph-rsid="06433f13" style:font-weight-asian="normal" style:font-name-complex="David CLM" style:font-weight-complex="normal"/>
    </style:style>
    <style:style style:name="P27" style:family="paragraph" style:parent-style-name="Heading_20_2">
      <style:paragraph-properties fo:line-height="100%"/>
      <style:text-properties style:font-name="David CLM" officeooo:rsid="05735d0c" officeooo:paragraph-rsid="064fa2ee" style:font-name-complex="David CLM"/>
    </style:style>
    <style:style style:name="P28" style:family="paragraph" style:parent-style-name="Text_20_body">
      <style:text-properties officeooo:rsid="0611694f" officeooo:paragraph-rsid="064fa2ee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rsid="0611694f" officeooo:paragraph-rsid="064fa2ee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11694f" officeooo:paragraph-rsid="064fa2ee"/>
    </style:style>
    <style:style style:name="P31" style:family="paragraph" style:parent-style-name="Heading_20_2">
      <style:text-properties officeooo:paragraph-rsid="0643afb2"/>
    </style:style>
    <style:style style:name="P32" style:family="paragraph" style:parent-style-name="Text_20_body">
      <style:text-properties style:font-name="David CLM" officeooo:rsid="063d492f" officeooo:paragraph-rsid="0643afb2" style:font-name-complex="David CLM"/>
    </style:style>
    <style:style style:name="P33" style:family="paragraph" style:parent-style-name="Standard">
      <style:paragraph-properties fo:text-align="start" style:justify-single-word="false" style:writing-mode="lr-tb"/>
      <style:text-properties officeooo:paragraph-rsid="0643afb2"/>
    </style:style>
    <style:style style:name="P34" style:family="paragraph" style:parent-style-name="Text_20_body">
      <style:paragraph-properties fo:text-align="start" style:justify-single-word="false" style:writing-mode="lr-tb"/>
      <style:text-properties style:font-name="David CLM" officeooo:rsid="05735d0c" officeooo:paragraph-rsid="0643afb2" style:font-name-complex="David CLM"/>
    </style:style>
    <style:style style:name="P35" style:family="paragraph" style:parent-style-name="Text_20_body">
      <style:paragraph-properties fo:text-align="end" style:justify-single-word="false" style:writing-mode="rl-tb"/>
      <style:text-properties officeooo:paragraph-rsid="0643afb2"/>
    </style:style>
    <style:style style:name="P36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officeooo:paragraph-rsid="0650937b"/>
    </style:style>
    <style:style style:name="P37" style:family="paragraph" style:parent-style-name="Text_20_body">
      <style:paragraph-properties fo:margin-top="0in" fo:margin-bottom="0in" style:contextual-spacing="false"/>
      <style:text-properties fo:font-weight="bold" officeooo:rsid="05ef6ec2" officeooo:paragraph-rsid="0650937b" style:font-weight-asian="bold" style:font-weight-complex="bold"/>
    </style:style>
    <style:style style:name="P38" style:family="paragraph" style:parent-style-name="Text_20_body">
      <style:paragraph-properties fo:margin-top="0in" fo:margin-bottom="0in" style:contextual-spacing="false"/>
      <style:text-properties officeooo:rsid="05ef6ec2" officeooo:paragraph-rsid="0650937b"/>
    </style:style>
    <style:style style:name="P39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paragraph-rsid="0650937b" style:font-name-complex="David CLM"/>
    </style:style>
    <style:style style:name="P40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officeooo:rsid="05ef6ec2" officeooo:paragraph-rsid="0650937b" style:font-name-complex="David CLM"/>
    </style:style>
    <style:style style:name="P41" style:family="paragraph" style:parent-style-name="Default" style:list-style-name="L2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f6ec2" officeooo:paragraph-rsid="0650937b" style:font-size-asian="12pt" style:font-name-complex="David CLM" style:font-size-complex="12pt"/>
    </style:style>
    <style:style style:name="P42" style:family="paragraph" style:parent-style-name="Text_20_body">
      <style:text-properties officeooo:rsid="05ef6ec2" officeooo:paragraph-rsid="0650937b"/>
    </style:style>
    <style:style style:name="P43" style:family="paragraph" style:parent-style-name="Text_20_body">
      <style:text-properties officeooo:rsid="063da059" officeooo:paragraph-rsid="0650937b"/>
    </style:style>
    <style:style style:name="P44" style:family="paragraph" style:parent-style-name="Text_20_body">
      <style:text-properties officeooo:paragraph-rsid="0650937b"/>
    </style:style>
    <style:style style:name="P45" style:family="paragraph" style:parent-style-name="Text_20_body">
      <style:text-properties officeooo:rsid="06859027" officeooo:paragraph-rsid="0650937b"/>
    </style:style>
    <style:style style:name="P46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65098ee" style:font-name-complex="David CLM"/>
    </style:style>
    <style:style style:name="P47" style:family="paragraph" style:parent-style-name="Default">
      <style:paragraph-properties fo:text-align="end" style:justify-single-word="false" style:writing-mode="rl-tb"/>
      <style:text-properties officeooo:paragraph-rsid="065098ee" style:font-name-complex="David CLM"/>
    </style:style>
    <style:style style:name="P48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098ee" style:font-weight-asian="bold" style:font-name-complex="David CLM" style:font-weight-complex="bold"/>
    </style:style>
    <style:style style:name="P49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098ee" style:font-weight-asian="bold" style:font-name-complex="David CLM" style:font-weight-complex="bold"/>
    </style:style>
    <style:style style:name="P50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098ee" style:font-name-complex="David CLM"/>
    </style:style>
    <style:style style:name="P51" style:family="paragraph" style:parent-style-name="Standard">
      <style:paragraph-properties fo:text-align="end" style:justify-single-word="false" style:writing-mode="rl-tb"/>
      <style:text-properties officeooo:paragraph-rsid="065098ee" style:font-name-complex="David CLM"/>
    </style:style>
    <style:style style:name="P52" style:family="paragraph" style:parent-style-name="Default">
      <style:paragraph-properties fo:text-align="end" style:justify-single-word="false" style:writing-mode="rl-tb"/>
      <style:text-properties officeooo:paragraph-rsid="065098ee"/>
    </style:style>
    <style:style style:name="P53" style:family="paragraph" style:parent-style-name="Heading_20_2">
      <style:text-properties officeooo:paragraph-rsid="0650d883"/>
    </style:style>
    <style:style style:name="P54" style:family="paragraph" style:parent-style-name="Standard">
      <style:text-properties fo:font-style="normal" officeooo:rsid="06de833f" officeooo:paragraph-rsid="0650d883" style:font-style-asian="normal" style:font-style-complex="normal"/>
    </style:style>
    <style:style style:name="P55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50d883" style:font-style-asian="normal" style:font-style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50d883" style:font-style-asian="normal" style:font-style-complex="normal"/>
    </style:style>
    <style:style style:name="P57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50d883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50d883" style:font-size-asian="12pt" style:font-style-asian="normal" style:font-size-complex="12pt" style:font-style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50d883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50d883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00%" fo:text-align="end" style:justify-single-word="false" style:writing-mode="rl-tb"/>
      <style:text-properties style:use-window-font-color="true" loext:opacity="0%" style:font-name="Monospace" fo:font-size="12pt" fo:language="en" fo:country="US" fo:font-style="italic" fo:font-weight="normal" officeooo:rsid="0692fed4" officeooo:paragraph-rsid="0650d883" style:font-size-asian="10.5pt" style:font-style-asian="italic" style:font-weight-asian="normal" style:font-name-complex="David CLM1" style:font-size-complex="12pt" style:font-weight-complex="normal"/>
    </style:style>
    <style:style style:name="P62" style:family="paragraph" style:parent-style-name="Heading_20_2">
      <style:text-properties style:use-window-font-color="true" loext:opacity="0%" officeooo:paragraph-rsid="0651de46"/>
    </style:style>
    <style:style style:name="P63" style:family="paragraph" style:parent-style-name="Text_20_body">
      <style:text-properties style:use-window-font-color="true" loext:opacity="0%" officeooo:paragraph-rsid="0651de46"/>
    </style:style>
    <style:style style:name="P64" style:family="paragraph" style:parent-style-name="Text_20_body" style:list-style-name="L3">
      <style:text-properties style:use-window-font-color="true" loext:opacity="0%" officeooo:paragraph-rsid="0651de46"/>
    </style:style>
    <style:style style:name="P65" style:family="paragraph" style:parent-style-name="Text_20_body" style:list-style-name="L3">
      <style:text-properties style:use-window-font-color="true" loext:opacity="0%" officeooo:rsid="0624b54d" officeooo:paragraph-rsid="0651de46"/>
    </style:style>
    <style:style style:name="P66" style:family="paragraph" style:parent-style-name="Text_20_body">
      <style:text-properties style:use-window-font-color="true" loext:opacity="0%" officeooo:rsid="0624b54d" officeooo:paragraph-rsid="0651de46"/>
    </style:style>
    <style:style style:name="P67" style:family="paragraph" style:parent-style-name="Heading_20_2">
      <style:paragraph-properties fo:line-height="100%"/>
      <style:text-properties style:use-window-font-color="true" loext:opacity="0%" officeooo:paragraph-rsid="0652706f"/>
    </style:style>
    <style:style style:name="P68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52706f"/>
    </style:style>
    <style:style style:name="P69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52706f" style:font-size-asian="12pt" style:font-style-asian="italic" style:font-weight-asian="normal" style:font-name-complex="David CLM" style:font-size-complex="12pt" style:font-weight-complex="normal"/>
    </style:style>
    <style:style style:name="P70" style:family="paragraph" style:parent-style-name="Text_20_body" style:list-style-name="L4">
      <style:paragraph-properties fo:text-align="end" style:justify-single-word="false" style:writing-mode="rl-tb"/>
      <style:text-properties style:use-window-font-color="true" loext:opacity="0%" officeooo:paragraph-rsid="0652706f"/>
    </style:style>
    <style:style style:name="P71" style:family="paragraph" style:parent-style-name="Text_20_body" style:list-style-name="L4">
      <style:paragraph-properties fo:text-align="end" style:justify-single-word="false" style:writing-mode="rl-tb"/>
      <style:text-properties style:use-window-font-color="true" loext:opacity="0%" officeooo:rsid="0688ddd6" officeooo:paragraph-rsid="0652706f"/>
    </style:style>
    <style:style style:name="T1" style:family="text">
      <style:text-properties officeooo:rsid="06298aed"/>
    </style:style>
    <style:style style:name="T2" style:family="text">
      <style:text-properties officeooo:rsid="0636ac3f"/>
    </style:style>
    <style:style style:name="T3" style:family="text">
      <style:text-properties style:font-name="David CLM" fo:font-weight="normal" officeooo:rsid="05735d0c" style:font-weight-asian="normal" style:font-name-complex="David CLM" style:font-weight-complex="normal"/>
    </style:style>
    <style:style style:name="T4" style:family="text">
      <style:text-properties fo:color="#000000" loext:opacity="100%" style:font-name="David CLM" fo:font-size="12pt" fo:language="en" fo:country="US" fo:font-style="normal" fo:font-weight="normal" officeooo:rsid="067ed47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" style:family="text">
      <style:text-properties style:font-name="David CLM" fo:font-weight="normal" officeooo:rsid="06291857" style:font-weight-asian="normal" style:font-name-complex="David CLM" style:font-weight-complex="normal"/>
    </style:style>
    <style:style style:name="T6" style:family="text">
      <style:text-properties style:font-name="David CLM" fo:font-weight="normal" officeooo:rsid="0682a5b9" style:font-weight-asian="normal" style:font-name-complex="David CLM" style:font-weight-complex="normal"/>
    </style:style>
    <style:style style:name="T7" style:family="text">
      <style:text-properties style:font-name="David CLM" fo:language="en" fo:country="US" fo:font-style="normal" fo:font-weight="normal" officeooo:rsid="0682a5b9" style:font-style-asian="normal" style:font-weight-asian="normal" style:font-name-complex="David CLM" style:font-style-complex="normal" style:font-weight-complex="normal"/>
    </style:style>
    <style:style style:name="T8" style:family="text">
      <style:text-properties style:font-name="David CLM" fo:language="en" fo:country="US" fo:font-style="normal" fo:font-weight="normal" officeooo:rsid="068351f0" style:font-style-asian="normal" style:font-weight-asian="normal" style:font-name-complex="David CLM" style:font-style-complex="normal" style:font-weight-complex="normal"/>
    </style:style>
    <style:style style:name="T9" style:family="text">
      <style:text-properties style:font-name="David CLM" fo:language="en" fo:country="US" fo:font-style="italic" fo:font-weight="normal" officeooo:rsid="068351f0" style:font-style-asian="italic" style:font-weight-asian="normal" style:font-name-complex="David CLM" style:font-style-complex="italic" style:font-weight-complex="normal"/>
    </style:style>
    <style:style style:name="T10" style:family="text">
      <style:text-properties style:font-name="David CLM" fo:font-weight="normal" officeooo:rsid="0681fa50" style:font-weight-asian="normal" style:font-name-complex="David CLM" style:font-weight-complex="normal"/>
    </style:style>
    <style:style style:name="T11" style:family="text">
      <style:text-properties style:font-name="David CLM" fo:font-style="italic" fo:font-weight="normal" officeooo:rsid="0681fa50" style:font-style-asian="italic" style:font-weight-asian="normal" style:font-name-complex="David CLM" style:font-style-complex="italic" style:font-weight-complex="normal"/>
    </style:style>
    <style:style style:name="T12" style:family="text">
      <style:text-properties style:font-name="David CLM" fo:language="en" fo:country="US" fo:font-weight="normal" officeooo:rsid="0681fa50" style:font-weight-asian="normal" style:font-name-complex="David CLM" style:font-weight-complex="normal"/>
    </style:style>
    <style:style style:name="T13" style:family="text">
      <style:text-properties style:font-name="David CLM" fo:language="en" fo:country="US" fo:font-weight="normal" officeooo:rsid="0682a5b9" style:font-weight-asian="normal" style:font-name-complex="David CLM" style:font-weight-complex="normal"/>
    </style:style>
    <style:style style:name="T14" style:family="text">
      <style:text-properties style:font-name="Monospace" fo:font-weight="normal" officeooo:rsid="0681fa50" style:font-size-asian="10.5pt" style:font-weight-asian="normal" style:font-name-complex="David CLM1" style:font-weight-complex="normal"/>
    </style:style>
    <style:style style:name="T15" style:family="text">
      <style:text-properties style:font-name="David CLM" fo:font-style="italic" fo:font-weight="normal" officeooo:rsid="0682a5b9" style:font-style-asian="italic" style:font-weight-asian="normal" style:font-name-complex="David CLM" style:font-style-complex="italic" style:font-weight-complex="normal"/>
    </style:style>
    <style:style style:name="T16" style:family="text">
      <style:text-properties style:font-name="David CLM" fo:font-weight="normal" officeooo:rsid="068351f0" style:font-weight-asian="normal" style:font-name-complex="David CLM" style:font-weight-complex="normal"/>
    </style:style>
    <style:style style:name="T17" style:family="text">
      <style:text-properties fo:font-weight="normal" officeooo:rsid="06178d0b" style:font-weight-asian="normal" style:font-weight-complex="normal"/>
    </style:style>
    <style:style style:name="T18" style:family="text">
      <style:text-properties fo:font-weight="bold" officeooo:rsid="06178d0b" style:font-weight-asian="bold" style:font-weight-complex="bold"/>
    </style:style>
    <style:style style:name="T19" style:family="text">
      <style:text-properties fo:font-weight="bold" officeooo:rsid="061c5daf" style:font-weight-asian="bold" style:font-weight-complex="bold"/>
    </style:style>
    <style:style style:name="T20" style:family="text">
      <style:text-properties style:font-name="Monospace" fo:font-weight="bold" officeooo:rsid="068351f0" style:font-size-asian="10.5pt" style:font-weight-asian="bold" style:font-name-complex="David CLM1" style:font-weight-complex="bold"/>
    </style:style>
    <style:style style:name="T21" style:family="text">
      <style:text-properties fo:font-weight="normal" officeooo:rsid="061c5daf" style:font-weight-asian="normal" style:font-weight-complex="normal"/>
    </style:style>
    <style:style style:name="T22" style:family="text">
      <style:text-properties style:font-name="Monospace" fo:language="en" fo:country="US" fo:font-weight="normal" officeooo:rsid="06802a14" style:font-size-asian="10.5pt" style:font-weight-asian="normal" style:font-name-complex="David CLM1" style:font-weight-complex="normal"/>
    </style:style>
    <style:style style:name="T23" style:family="text">
      <style:text-properties fo:font-weight="normal" officeooo:rsid="061aaed5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officeooo:rsid="0618e705" style:font-weight-asian="normal" style:font-weight-complex="normal"/>
    </style:style>
    <style:style style:name="T28" style:family="text">
      <style:text-properties fo:font-weight="normal" officeooo:rsid="0618f104" style:font-weight-asian="normal" style:font-weight-complex="normal"/>
    </style:style>
    <style:style style:name="T29" style:family="text">
      <style:text-properties fo:font-weight="normal" officeooo:rsid="06381210" style:font-weight-asian="normal" style:font-weight-complex="normal"/>
    </style:style>
    <style:style style:name="T30" style:family="text">
      <style:text-properties fo:font-weight="normal" officeooo:rsid="061d9db1" style:font-weight-asian="normal" style:font-weight-complex="normal"/>
    </style:style>
    <style:style style:name="T31" style:family="text">
      <style:text-properties fo:font-weight="normal" officeooo:rsid="0611694f" style:font-weight-asian="normal" style:font-weight-complex="normal"/>
    </style:style>
    <style:style style:name="T32" style:family="text">
      <style:text-properties style:font-name="Monospace" fo:font-weight="normal" officeooo:rsid="064a3942" style:font-size-asian="10.5pt" style:font-weight-asian="normal" style:font-name-complex="David CLM1" style:font-weight-complex="normal"/>
    </style:style>
    <style:style style:name="T33" style:family="text">
      <style:text-properties fo:font-weight="normal" officeooo:rsid="061f432c" style:font-weight-asian="normal" style:font-weight-complex="normal"/>
    </style:style>
    <style:style style:name="T34" style:family="text">
      <style:text-properties style:font-name="David CLM" fo:font-weight="normal" officeooo:rsid="0654aeff" style:font-weight-asian="normal" style:font-name-complex="David CLM" style:font-weight-complex="normal"/>
    </style:style>
    <style:style style:name="T35" style:family="text">
      <style:text-properties style:font-name="David CLM" fo:font-weight="normal" officeooo:rsid="0621f8fb" style:font-weight-asian="normal" style:font-name-complex="David CLM" style:font-weight-complex="normal"/>
    </style:style>
    <style:style style:name="T36" style:family="text">
      <style:text-properties style:font-name="David CLM" fo:font-weight="normal" officeooo:rsid="067e8bae" style:font-size-asian="10.5pt" style:font-weight-asian="normal" style:font-name-complex="David CLM" style:font-weight-complex="normal"/>
    </style:style>
    <style:style style:name="T37" style:family="text">
      <style:text-properties style:font-name="David CLM" officeooo:rsid="05735d0c" style:font-name-complex="David CLM"/>
    </style:style>
    <style:style style:name="T38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39" style:family="text">
      <style:text-properties style:font-name="David CLM" officeooo:rsid="06291857" style:font-name-complex="David CLM"/>
    </style:style>
    <style:style style:name="T40" style:family="text">
      <style:text-properties style:font-name="David CLM" officeooo:rsid="0654aeff" style:font-name-complex="David CLM"/>
    </style:style>
    <style:style style:name="T41" style:family="text">
      <style:text-properties officeooo:rsid="060673e6"/>
    </style:style>
    <style:style style:name="T42" style:family="text">
      <style:text-properties officeooo:rsid="0607d5a3"/>
    </style:style>
    <style:style style:name="T43" style:family="text">
      <style:text-properties style:font-name="David CLM" officeooo:rsid="0596ca4a" style:font-name-complex="David CLM"/>
    </style:style>
    <style:style style:name="T44" style:family="text">
      <style:text-properties style:font-name="David CLM" officeooo:rsid="0654aeff" style:font-size-asian="10.5pt" style:font-name-complex="David CLM" style:font-weight-complex="normal"/>
    </style:style>
    <style:style style:name="T45" style:family="text">
      <style:text-properties style:font-name="David CLM" officeooo:rsid="05d818a9" style:font-name-complex="David CLM"/>
    </style:style>
    <style:style style:name="T46" style:family="text">
      <style:text-properties style:font-name="David CLM" officeooo:rsid="0654ec9a" style:font-name-complex="David CLM"/>
    </style:style>
    <style:style style:name="T47" style:family="text">
      <style:text-properties style:font-name="David CLM" officeooo:rsid="06555c17" style:font-name-complex="David CLM"/>
    </style:style>
    <style:style style:name="T48" style:family="text">
      <style:text-properties officeooo:rsid="0608f640"/>
    </style:style>
    <style:style style:name="T49" style:family="text">
      <style:text-properties style:font-name="David CLM" officeooo:rsid="06555c17" style:font-size-asian="10.5pt" style:font-name-complex="David CLM" style:font-weight-complex="normal"/>
    </style:style>
    <style:style style:name="T50" style:family="text">
      <style:text-properties officeooo:rsid="0609ae33"/>
    </style:style>
    <style:style style:name="T51" style:family="text">
      <style:text-properties officeooo:rsid="05fb4f01"/>
    </style:style>
    <style:style style:name="T52" style:family="text">
      <style:text-properties officeooo:rsid="0609d77c"/>
    </style:style>
    <style:style style:name="T53" style:family="text">
      <style:text-properties style:font-name="David CLM" officeooo:rsid="06102054" style:font-name-complex="David CLM"/>
    </style:style>
    <style:style style:name="T54" style:family="text">
      <style:text-properties style:font-name="David CLM" officeooo:rsid="06102deb" style:font-name-complex="David CLM"/>
    </style:style>
    <style:style style:name="T55" style:family="text">
      <style:text-properties style:font-name="David CLM" officeooo:rsid="06419e79" style:font-size-asian="10.5pt" style:font-name-complex="David CLM" style:font-weight-complex="normal"/>
    </style:style>
    <style:style style:name="T56" style:family="text">
      <style:text-properties style:font-name="David CLM" officeooo:rsid="06359423" style:font-name-complex="David CLM"/>
    </style:style>
    <style:style style:name="T57" style:family="text">
      <style:text-properties officeooo:rsid="05db2356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language="en" fo:country="US" officeooo:rsid="06392272"/>
    </style:style>
    <style:style style:name="T60" style:family="text">
      <style:text-properties fo:language="en" fo:country="US" officeooo:rsid="063a152b"/>
    </style:style>
    <style:style style:name="T61" style:family="text">
      <style:text-properties officeooo:rsid="0611766a"/>
    </style:style>
    <style:style style:name="T62" style:family="text">
      <style:text-properties officeooo:rsid="06234450"/>
    </style:style>
    <style:style style:name="T63" style:family="text">
      <style:text-properties style:font-name="David CLM" fo:language="en" fo:country="US" officeooo:rsid="063b92cc" style:font-name-complex="David CLM"/>
    </style:style>
    <style:style style:name="T64" style:family="text">
      <style:text-properties style:font-name="David CLM" officeooo:rsid="060c388b" style:font-name-complex="David CLM"/>
    </style:style>
    <style:style style:name="T65" style:family="text">
      <style:text-properties style:font-name="David CLM" officeooo:rsid="063d492f" style:font-name-complex="David CLM"/>
    </style:style>
    <style:style style:name="T66" style:family="text">
      <style:text-properties fo:language="en" fo:country="US" officeooo:rsid="064c747d"/>
    </style:style>
    <style:style style:name="T67" style:family="text">
      <style:text-properties style:font-name="David CLM" officeooo:rsid="064c747d" style:font-name-complex="David CLM"/>
    </style:style>
    <style:style style:name="T68" style:family="text">
      <style:text-properties style:font-name="David CLM" fo:language="en" fo:country="US" officeooo:rsid="064c747d" style:font-name-complex="David CLM"/>
    </style:style>
    <style:style style:name="T69" style:family="text">
      <style:text-properties style:font-name="David CLM" fo:language="en" fo:country="US" officeooo:rsid="064d7d1f" style:font-name-complex="David CLM"/>
    </style:style>
    <style:style style:name="T70" style:family="text">
      <style:text-properties style:font-name="David CLM" fo:language="en" fo:country="US" officeooo:rsid="064d7d1f" style:font-size-asian="10.5pt" style:font-name-complex="David CLM" style:font-weight-complex="normal"/>
    </style:style>
    <style:style style:name="T71" style:family="text">
      <style:text-properties fo:color="#000000" loext:opacity="100%" style:font-name="David CLM" fo:font-size="12pt" fo:language="en" fo:country="US" fo:font-style="normal" fo:font-weight="normal" officeooo:rsid="067cf79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72" style:family="text">
      <style:text-properties style:use-window-font-color="true" loext:opacity="0%" fo:font-size="12pt" officeooo:rsid="04a9e17c" style:font-size-asian="12pt" style:font-size-complex="12pt"/>
    </style:style>
    <style:style style:name="T73" style:family="text">
      <style:text-properties style:use-window-font-color="true" loext:opacity="0%" fo:font-size="12pt" style:font-size-asian="12pt" style:font-size-complex="12pt"/>
    </style:style>
    <style:style style:name="T74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75" style:family="text">
      <style:text-properties style:use-window-font-color="true" loext:opacity="0%" fo:font-size="12pt" fo:font-weight="bold" officeooo:rsid="05ef6ec2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fo:font-size="12pt" officeooo:rsid="037549be" style:font-size-asian="12pt" style:font-size-complex="12pt"/>
    </style:style>
    <style:style style:name="T77" style:family="text">
      <style:text-properties style:use-window-font-color="true" loext:opacity="0%" fo:font-size="12pt" fo:font-style="italic" officeooo:rsid="05ef6ec2" style:font-size-asian="12pt" style:font-style-asian="italic" style:font-size-complex="12pt" style:font-style-complex="italic"/>
    </style:style>
    <style:style style:name="T78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79" style:family="text">
      <style:text-properties officeooo:rsid="05f95ff9"/>
    </style:style>
    <style:style style:name="T80" style:family="text">
      <style:text-properties style:font-name="Monospace" officeooo:rsid="063e919f" style:font-size-asian="10.5pt" style:font-name-complex="David CLM1" style:font-weight-complex="normal"/>
    </style:style>
    <style:style style:name="T81" style:family="text">
      <style:text-properties officeooo:rsid="05ef6ec2"/>
    </style:style>
    <style:style style:name="T82" style:family="text">
      <style:text-properties officeooo:rsid="064b3d26"/>
    </style:style>
    <style:style style:name="T83" style:family="text">
      <style:text-properties fo:language="en" fo:country="US" officeooo:rsid="063b92cc"/>
    </style:style>
    <style:style style:name="T84" style:family="text">
      <style:text-properties officeooo:rsid="06291857"/>
    </style:style>
    <style:style style:name="T85" style:family="text">
      <style:text-properties officeooo:rsid="065b8437"/>
    </style:style>
    <style:style style:name="T86" style:family="text">
      <style:text-properties fo:font-style="italic" style:font-style-asian="italic"/>
    </style:style>
    <style:style style:name="T87" style:family="text">
      <style:text-properties fo:font-style="italic" officeooo:rsid="065c8c6c" style:font-style-asian="italic"/>
    </style:style>
    <style:style style:name="T88" style:family="text">
      <style:text-properties fo:color="#000000" loext:opacity="100%" style:text-outline="false" style:text-line-through-style="none" style:text-line-through-type="none" style:font-name="Nachlieli CLM1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89" style:family="text">
      <style:text-properties officeooo:rsid="065c8c6c"/>
    </style:style>
    <style:style style:name="T90" style:family="text">
      <style:text-properties officeooo:rsid="0672f834"/>
    </style:style>
    <style:style style:name="T91" style:family="text">
      <style:text-properties fo:color="#000000" loext:opacity="100%" style:text-outline="false" style:text-line-through-style="none" style:text-line-through-type="none" style:font-name="Nachlieli CLM1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92" style:family="text">
      <style:text-properties officeooo:rsid="065c8c6c" style:font-name-complex="David CLM"/>
    </style:style>
    <style:style style:name="T93" style:family="text">
      <style:text-properties style:font-name-complex="David CLM"/>
    </style:style>
    <style:style style:name="T94" style:family="text">
      <style:text-properties fo:color="#000000" loext:opacity="100%" style:text-outline="false" style:text-line-through-style="none" style:text-line-through-type="none" style:font-name="Nachlieli CLM1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95" style:family="text">
      <style:text-properties officeooo:rsid="0672f834" style:font-name-complex="David CLM"/>
    </style:style>
    <style:style style:name="T96" style:family="text">
      <style:text-properties officeooo:rsid="06f16bdf"/>
    </style:style>
    <style:style style:name="T97" style:family="text">
      <style:text-properties officeooo:rsid="05735d0c"/>
    </style:style>
    <style:style style:name="T98" style:family="text">
      <style:text-properties fo:color="#000000" loext:opacity="100%" style:font-name="Monospace" fo:font-size="12pt" fo:language="en" fo:country="US" fo:font-style="normal" fo:font-weight="normal" officeooo:rsid="06f16bd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9" style:family="text">
      <style:text-properties officeooo:rsid="0608ccd7"/>
    </style:style>
    <style:style style:name="T100" style:family="text">
      <style:text-properties fo:color="#000000" loext:opacity="100%" style:font-name="Monospace" fo:font-size="12pt" fo:font-style="normal" fo:font-weight="normal" officeooo:rsid="06ef4f1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1" style:family="text">
      <style:text-properties fo:color="#000000" loext:opacity="100%" style:font-name="Monospace" fo:font-size="12pt" fo:font-style="normal" fo:font-weight="normal" officeooo:rsid="0651a71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2" style:family="text">
      <style:text-properties officeooo:rsid="06d145bd"/>
    </style:style>
    <style:style style:name="T103" style:family="text">
      <style:text-properties officeooo:rsid="06ef9441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6ef9441" style:font-size-asian="12pt" style:font-size-complex="12pt"/>
    </style:style>
    <style:style style:name="T106" style:family="text">
      <style:text-properties officeooo:rsid="06efa165"/>
    </style:style>
    <style:style style:name="T107" style:family="text">
      <style:text-properties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08" style:family="text">
      <style:text-properties style:font-name="David CLM" officeooo:rsid="05db2356" style:font-name-complex="David CLM"/>
    </style:style>
    <style:style style:name="T109" style:family="text">
      <style:text-properties style:font-name="David CLM" officeooo:rsid="0627c89b" style:font-name-complex="David CLM"/>
    </style:style>
    <style:style style:name="T110" style:family="text">
      <style:text-properties style:font-name="David CLM" officeooo:rsid="062c244e" style:font-name-complex="David CLM"/>
    </style:style>
    <style:style style:name="T111" style:family="text">
      <style:text-properties officeooo:rsid="0624b54d"/>
    </style:style>
    <style:style style:name="T112" style:family="text">
      <style:text-properties officeooo:rsid="0627c6af"/>
    </style:style>
    <style:style style:name="T113" style:family="text">
      <style:text-properties fo:font-weight="bold" officeooo:rsid="0624b54d" style:font-weight-asian="bold" style:font-weight-complex="bold"/>
    </style:style>
    <style:style style:name="T114" style:family="text">
      <style:text-properties style:font-name="Monospace" fo:font-weight="bold" officeooo:rsid="0665aecd" style:font-size-asian="10.5pt" style:font-weight-asian="bold" style:font-name-complex="David CLM1" style:font-weight-complex="bold"/>
    </style:style>
    <style:style style:name="T115" style:family="text">
      <style:text-properties style:font-name="Monospace" officeooo:rsid="0665aecd" style:font-size-asian="10.5pt" style:font-name-complex="David CLM1" style:font-weight-complex="normal"/>
    </style:style>
    <style:style style:name="T116" style:family="text">
      <style:text-properties style:font-name="Monospace" fo:font-weight="bold" officeooo:rsid="06651897" style:font-size-asian="10.5pt" style:font-weight-asian="bold" style:font-name-complex="David CLM1" style:font-weight-complex="bold"/>
    </style:style>
    <style:style style:name="T117" style:family="text">
      <style:text-properties officeooo:rsid="0665ef1a"/>
    </style:style>
    <style:style style:name="T118" style:family="text">
      <style:text-properties style:font-name="Monospace" officeooo:rsid="0665ef1a" style:font-size-asian="10.5pt" style:font-name-complex="David CLM1" style:font-weight-complex="normal"/>
    </style:style>
    <style:style style:name="T119" style:family="text">
      <style:text-properties officeooo:rsid="066693f4"/>
    </style:style>
    <style:style style:name="T120" style:family="text">
      <style:text-properties fo:font-weight="bold" officeooo:rsid="0665ef1a" style:font-weight-asian="bold" style:font-weight-complex="bold"/>
    </style:style>
    <style:style style:name="T121" style:family="text">
      <style:text-properties style:font-name="Monospace" officeooo:rsid="066c88df" style:font-size-asian="10.5pt" style:font-name-complex="David CLM1" style:font-weight-complex="normal"/>
    </style:style>
    <style:style style:name="T122" style:family="text">
      <style:text-properties officeooo:rsid="066d23b1"/>
    </style:style>
    <style:style style:name="T123" style:family="text">
      <style:text-properties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24" style:family="text">
      <style:text-properties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125" style:family="text">
      <style:text-properties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126" style:family="text">
      <style:text-properties style:font-name="David CLM" fo:font-size="12pt" fo:font-style="italic" fo:font-weight="bold" officeooo:rsid="06882b8e" style:font-size-asian="12pt" style:font-style-asian="italic" style:font-weight-asian="bold" style:font-name-complex="David CLM" style:font-size-complex="12pt" style:font-weight-complex="bold"/>
    </style:style>
    <style:style style:name="T127" style:family="text">
      <style:text-properties style:font-name="David CLM" fo:font-size="12pt" fo:font-style="italic" fo:font-weight="normal" officeooo:rsid="068aa041" style:font-size-asian="12pt" style:font-style-asian="italic" style:font-weight-asian="normal" style:font-name-complex="David CLM" style:font-size-complex="12pt" style:font-weight-complex="normal"/>
    </style:style>
    <style:style style:name="T128" style:family="text">
      <style:text-properties style:font-name="David CLM" fo:font-size="12pt" fo:language="en" fo:country="US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129" style:family="text">
      <style:text-properties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מטלה - חלוקה <text:span text:style-name="T1">הוגנת ו</text:span>יעילה</text:h>
      <text:p text:style-name="P2">יש לענות על שאלה אחת לבחירתכם. <text:span text:style-name="T2">שאלות המסומנות בכוכבית (*) מזכות בניקוד כפול.</text:span></text:p>
      <text:p text:style-name="P2"/>
      <text:p text:style-name="P3"/>
      <text:p text:style-name="P4"><text:span text:style-name="T3">* שאלה </text:span><text:span text:style-name="T4">2</text:span><text:span text:style-name="T5">: שיווי-משקל תחרותי</text:span></text:p>
      <text:p text:style-name="P5"/>
      <text:p text:style-name="P6"><text:span text:style-name="T6">אחת הדרכים המקובלות לחלק משאבים היא בעזרת מנגנון </text:span><text:span text:style-name="T7">השוק החופשי. </text:span><text:span text:style-name="T8">יש </text:span><text:span text:style-name="T9">מחיר </text:span><text:span text:style-name="T8">לכל מוצר; </text:span><text:span text:style-name="T10">לכל קונה יש </text:span><text:span text:style-name="T11">ביקוש </text:span><text:span text:style-name="T10">–</text:span><text:span text:style-name="T12"> </text:span><text:span text:style-name="T13">שהוא סל</text:span><text:span text:style-name="T12"> </text:span><text:span text:style-name="T10">המוצרים שהוא רוצה לקנות במחיר הנוכחי; אם </text:span><text:span text:style-name="T6">סכום הביקושים </text:span><text:span text:style-name="T14">ל</text:span><text:span text:style-name="T10">מוצר מסויים גדול מההיצע – אז המחיר של המוצר גדל; אם </text:span><text:span text:style-name="T6">סכום הביקושים </text:span><text:span text:style-name="T10">קטן מההיצע – אז המחיר קטן. </text:span><text:span text:style-name="T6">כך משתנים המחירים עד שמגיעים ל</text:span><text:span text:style-name="T15">שיווי-משקל</text:span><text:span text:style-name="T6">. <text:s/></text:span><text:span text:style-name="T16">פורמלית, </text:span><text:span text:style-name="T17">הקצאת-משאבים נתונה נקראת </text:span><text:span text:style-name="T18">שיווי משקל תחרותי </text:span><text:span text:style-name="T19">שווה-</text:span><text:span text:style-name="T20">תקציב</text:span><text:span text:style-name="T19"> </text:span><text:span text:style-name="T17">(competitive equilibrium </text:span><text:span text:style-name="T21">with</text:span><text:span text:style-name="T17"> equal </text:span><text:span text:style-name="T22">income, בקיצור CEEI</text:span><text:span text:style-name="T23">)</text:span><text:span text:style-name="T17"> אם קיים וקטור-מחיר p (מחיר לכל משאב), כך שלכל משתתף i מתקיימים התנאים הבאים:</text:span></text:p>
      <text:p text:style-name="P7"/>
      <text:list text:style-name="L1">
        <text:list-item>
          <text:p text:style-name="P8">המחיר הכולל של הסל שקיבל משתתף i הוא לכל היותר 1;</text:p>
        </text:list-item>
        <text:list-item>
          <text:p text:style-name="P8">כל משתתף מעדיף את הסל שקיבל על-פני כל שאר הסלים שהמחיר שלהם הוא לכל היותר 1.</text:p>
        </text:list-item>
      </text:list>
      <text:p text:style-name="P9">בסמלים:</text:p>
      <text:p text:style-name="P10"><text:span text:style-name="T24">p</text:span><text:span text:style-name="T25">(</text:span><text:span text:style-name="T24">X</text:span><text:span text:style-name="T26">i</text:span><text:span text:style-name="T25">) ≤ 1</text:span></text:p>
      <text:p text:style-name="P10"><text:span text:style-name="T25">For </text:span><text:span text:style-name="T27">every </text:span><text:span text:style-name="T25">Y: <text:s/>if </text:span><text:span text:style-name="T24">p</text:span><text:span text:style-name="T25">(Y) ≤ 1 then </text:span><text:span text:style-name="T24">V</text:span><text:span text:style-name="T26">i</text:span><text:span text:style-name="T25">(</text:span><text:span text:style-name="T24">X</text:span><text:span text:style-name="T26">i</text:span><text:span text:style-name="T25">) ≥ V</text:span><text:span text:style-name="T26">i</text:span><text:span text:style-name="T25">(Y)</text:span></text:p>
      <text:p text:style-name="P11"><text:span text:style-name="T28">א. תנו דוגמה להקצאה שהיא </text:span><text:span text:style-name="T21">ש</text:span><text:span text:style-name="T29">יווי-משקל </text:span><text:span text:style-name="T21">תחרותי שווה-תקציב</text:span><text:span text:style-name="T23"> </text:span><text:span text:style-name="T30">בבעיה כלשהי של חלוקת משאבים</text:span><text:span text:style-name="T28">, למשל הדוגמה במצגת: </text:span></text:p>
      <text:p text:style-name="P12"><text:span text:style-name="T31">[[8</text:span><text:span text:style-name="T32">0</text:span><text:span text:style-name="T31">, 19, </text:span><text:span text:style-name="T32">1</text:span><text:span text:style-name="T31">],<text:line-break/> [</text:span><text:span text:style-name="T32">79</text:span><text:span text:style-name="T31">, </text:span><text:span text:style-name="T32">1</text:span><text:span text:style-name="T31">, 20]]</text:span></text:p>
      <text:p text:style-name="P13"><text:span text:style-name="T25">תארו את ההקצאה ואת וקטור המחיר p, והסבירו מדוע זה </text:span><text:span text:style-name="T33">אכן </text:span><text:span text:style-name="T21">ש"מ תחרותי שווה-תקציב</text:span><text:span text:style-name="T25">.</text:span></text:p>
      <text:p text:style-name="P14">ב. הוכיחו שכל ש"מ תחרותי שווה-תקציב הוא ללא קנאה.</text:p>
      <text:p text:style-name="P11"><text:span text:style-name="T34">ג. הוכיחו </text:span><text:span text:style-name="T35">שכל ש"מ תחרותי שווה-תקציב הוא יעיל פארטו חלש (ראו הגדרה בשאלה </text:span><text:span text:style-name="T36">1</text:span><text:span text:style-name="T35">).</text:span></text:p>
      <text:p text:style-name="P15"/>
      <text:p text:style-name="P16"><text:span text:style-name="T37">שאלה </text:span><text:span text:style-name="T38">1</text:span><text:span text:style-name="T39">: בדיקת יעילות פארטו </text:span><text:span text:style-name="T40">בפייתון</text:span></text:p>
      <text:p text:style-name="P17">ישנם כמה שחקנים הצריכים לבחור באפשרות אחת מתוך כמה אפשרויות. כל שחקן מייחס ערך מסויים לכל אחת מהאפשרויות, לפי המחלקה הבאה:</text:p>
      <text:p text:style-name="P18">class Agent:</text:p>
      <text:p text:style-name="P18"><text:tab/>value(option:<text:span text:style-name="T41">int</text:span>)-<text:span text:style-name="T41">&gt;float:</text:span> <text:s/></text:p>
      <text:p text:style-name="P18"><text:tab/><text:tab/><text:span text:style-name="T42">"""</text:span></text:p>
      <text:p text:style-name="P18"><text:s text:c="11"/>INPUT: <text:s text:c="2"/>the index of an option.</text:p>
      <text:p text:style-name="P18"><text:soft-page-break/><text:s text:c="11"/>OUTPUT: <text:s/>the value of the option to the agent.</text:p>
      <text:p text:style-name="P18"><text:tab/><text:tab/><text:span text:style-name="T42">"""</text:span></text:p>
      <text:p text:style-name="P18"/>
      <text:p text:style-name="P19"><text:span text:style-name="T43">א. כיתבו </text:span><text:span text:style-name="T44">פונקציה,</text:span><text:span text:style-name="T45"> המקבל</text:span><text:span text:style-name="T40">ת</text:span><text:span text:style-name="T45"> מערך של שחקנים ושתי אפשרויות (כל אפשרות מיוצגת ע"י מספר שלם), ובודק</text:span><text:span text:style-name="T46">ת</text:span><text:span text:style-name="T45"> האם אפשרות 1 היא שיפור פארטו של אפשרות 2. </text:span><text:span text:style-name="T47">כותרת הפונקציה:</text:span></text:p>
      <text:p text:style-name="P18"><text:span text:style-name="T48">def</text:span> isParetoImprovement(agents:<text:span text:style-name="T48">List[Agent]</text:span>, option1:<text:span text:style-name="T48">int</text:span>, option2:<text:span text:style-name="T48">int</text:span>)-<text:span text:style-name="T48">&gt;bool:</text:span></text:p>
      <text:p text:style-name="P19"><text:span text:style-name="T45">ב</text:span><text:span text:style-name="T43">. כיתבו </text:span><text:span text:style-name="T44">פונקציה,</text:span><text:span text:style-name="T45"> המקבל מערך של שחקנים, </text:span><text:span text:style-name="T49">מספר אפשרות</text:span><text:span text:style-name="T45">, ומערך של כל האפשרויות, ובודק</text:span><text:span text:style-name="T47">ת</text:span><text:span text:style-name="T45"> האם האפשרות הנתונה יעילה פארטו:</text:span></text:p>
      <text:p text:style-name="P18"><text:span text:style-name="T50">def </text:span>isParetoOptimal(agents:<text:span text:style-name="T50">List[Agent]</text:span>, option:<text:span text:style-name="T50">int</text:span>, <text:span text:style-name="T51"><text:s/>allOptions:List[int]</text:span>)-<text:span text:style-name="T52">&gt;bool:</text:span></text:p>
      <text:p text:style-name="P19"><text:span text:style-name="T53">בדקו את </text:span><text:span text:style-name="T54">פתרונכם</text:span><text:span text:style-name="T53"> על הדוגמה </text:span><text:span text:style-name="T55">מההרצאה</text:span><text:span text:style-name="T53"> </text:span><text:span text:style-name="T54">(</text:span><text:span text:style-name="T53">כל מספר מייצג את התועלת של השחקן שבשורה למצב שבטור</text:span><text:span text:style-name="T54">)</text:span><text:span text:style-name="T53">:</text:span>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0"><text:span text:style-name="T56">אפשרות</text:span>:</text:p>
          </table:table-cell>
          <table:table-cell table:style-name="Table2.A1" office:value-type="string">
            <text:p text:style-name="P20">א</text:p>
          </table:table-cell>
          <table:table-cell table:style-name="Table2.A1" office:value-type="string">
            <text:p text:style-name="P20">ב</text:p>
          </table:table-cell>
          <table:table-cell table:style-name="Table2.A1" office:value-type="string">
            <text:p text:style-name="P20">ג</text:p>
          </table:table-cell>
          <table:table-cell table:style-name="Table2.A1" office:value-type="string">
            <text:p text:style-name="P20">ד</text:p>
          </table:table-cell>
          <table:table-cell table:style-name="Table2.F1" office:value-type="string">
            <text:p text:style-name="P20">ה</text:p>
          </table:table-cell>
        </table:table-row>
        <table:table-row>
          <table:table-cell table:style-name="Table2.A2" office:value-type="string">
            <text:p text:style-name="P21">עמי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4</text:p>
          </table:table-cell>
          <table:table-cell table:style-name="Table2.F2" office:value-type="string">
            <text:p text:style-name="P22">5</text:p>
          </table:table-cell>
        </table:table-row>
        <table:table-row>
          <table:table-cell table:style-name="Table2.A2" office:value-type="string">
            <text:p text:style-name="P21">תמי:</text:p>
          </table:table-cell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5</text:p>
          </table:table-cell>
          <table:table-cell table:style-name="Table2.F2" office:value-type="string">
            <text:p text:style-name="P22">4</text:p>
          </table:table-cell>
        </table:table-row>
        <table:table-row>
          <table:table-cell table:style-name="Table2.A2" office:value-type="string">
            <text:p text:style-name="P21">רמי:</text:p>
          </table:table-cell>
          <table:table-cell table:style-name="Table2.A2" office:value-type="string">
            <text:p text:style-name="P22">3</text:p>
          </table:table-cell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22">5</text:p>
          </table:table-cell>
          <table:table-cell table:style-name="Table2.A2" office:value-type="string">
            <text:p text:style-name="P22">1</text:p>
          </table:table-cell>
          <table:table-cell table:style-name="Table2.F2" office:value-type="string">
            <text:p text:style-name="P22">1</text:p>
          </table:table-cell>
        </table:table-row>
      </table:table>
      <text:p text:style-name="P23"/>
      <text:p text:style-name="P24"/>
      <text:p text:style-name="P25"/>
      <text:p text:style-name="P26"/>
      <text:p text:style-name="P27">שאלה <text:span text:style-name="T57">1: חלוקה הוגנת ויעילה עם פייתון</text:span></text:p>
      <text:p text:style-name="P28"><text:span text:style-name="T58">תזכורת</text:span>: בבעיית החלוקה שלמדנו בכיתה, יש n אנשים ו-m משאבים, וכל אדם מייחס ערך לכל משאב.</text:p>
      <text:p text:style-name="P28">ניתן לייצג כל בעיה כזאת כמטריצה עם n שורות ו-m עמודות, שבה הערך בשורה i ועמודה j הוא הערך שמייחס אדם i למשאב j.</text:p>
      <text:p text:style-name="P28">כיתבו פונקציה בפייתון, בעזרת cvxpy, המקבלת כקלט מטריצה <text:span text:style-name="T59">כזאת (כללית</text:span><text:span text:style-name="T60">)</text:span>, וכותבת למסך תיאור של חלוקה יעילה פארטו וללא קנאה. לדוגמה, אם הקלט <text:span text:style-name="T61">הוא (כמו הדוגמה במצגת):</text:span></text:p>
      <text:p text:style-name="P29">[[81, 19, 0],<text:line-break/> [80, 0, 20]]</text:p>
      <text:p text:style-name="P30">אז הפלט הוא (בקירוב):</text:p>
      <text:p text:style-name="P29">Agent #1 gets 0.5077 of resource #1, 1.0 of resource #2, and 0.0 <text:span text:style-name="T62">of</text:span> resource #3.</text:p>
      <text:p text:style-name="P29"><text:soft-page-break/>Agent #2 gets 0.4923 of resource #1, 0.0 of resource #2, and 1.0 of resource #3.</text:p>
      <text:p text:style-name="P31"><text:span text:style-name="T37">שאלה </text:span><text:span text:style-name="T63">2</text:span><text:span text:style-name="T64">: </text:span><text:span text:style-name="T65">קריטריון לקסימין</text:span></text:p>
      <text:p text:style-name="P32"><text:span text:style-name="T66">א. </text:span>כתבו קוד בשפת פייתון, המקבל שני וקטורים באותו אורך, ומשווה ביניהם לפי קריטריון לקסימין. כותרת הפונקציה:</text:p>
      <text:p text:style-name="P33">def is_leximin_better (x: list, y:list)→bool</text:p>
      <text:p text:style-name="P33"><text:tab/> # return <text:span text:style-name="T25">true</text:span> iff x is leximin-better than y.</text:p>
      <text:p text:style-name="P34"/>
      <text:p text:style-name="P35"><text:span text:style-name="T67">ב. כתבו בדיקות-יחידה לפונקציה בעזרת </text:span><text:span text:style-name="T68">doctest. </text:span><text:span text:style-name="T69">הדגמה של כתיבת </text:span><text:span text:style-name="T70">בדיקות doctest בפייתון ניתן למצוא כאן: </text:span><text:a xlink:type="simple" xlink:href="https://github.com/erelsgl/fairpy/blob/master/cake/cut_and_choose.py" text:style-name="Internet_20_link" text:visited-style-name="Visited_20_Internet_20_Link">https://github.com/erelsgl/fairpy/blob/master/cake/cut_and_choose.py</text:a><text:span text:style-name="T70"> </text:span></text:p>
      <text:p text:style-name="P36"><text:span text:style-name="T37">שאלה </text:span><text:span text:style-name="T71">1</text:span><text:span text:style-name="T39">: יעילות-פארטו חלשה וחזקה</text:span></text:p>
      <text:p text:style-name="P37"/>
      <text:p text:style-name="P38"><text:span text:style-name="T58">הגדרות</text:span>: </text:p>
      <text:list text:style-name="L2">
        <text:list-item>
          <text:p text:style-name="P39"><text:span text:style-name="T72">מצב </text:span><text:span text:style-name="T73">א נקרא </text:span><text:span text:style-name="T74">שיפור פארטו</text:span><text:span text:style-name="T75"> חזק </text:span><text:span text:style-name="T73">של </text:span><text:span text:style-name="T72">מצב </text:span><text:span text:style-name="T73">ב, אם </text:span><text:span text:style-name="T72">מצב </text:span><text:span text:style-name="T76">א </text:span><text:span text:style-name="T73">טוב יותר </text:span><text:span text:style-name="T77">לכל </text:span><text:span text:style-name="T73">המשתתפים.</text:span></text:p>
        </text:list-item>
        <text:list-item>
          <text:p text:style-name="P40"><text:span text:style-name="T72">מצב </text:span><text:span text:style-name="T73">נקרא </text:span><text:span text:style-name="T74">יעיל פארטו חלש</text:span><text:span text:style-name="T78"> </text:span><text:span text:style-name="T73">אם לא קיי</text:span><text:span text:style-name="T72">ם</text:span><text:span text:style-name="T73"> </text:span><text:span text:style-name="T72">מצב אחר שהוא </text:span><text:span text:style-name="T73">שיפור-פארטו-חזק של</text:span><text:span text:style-name="T72">ו</text:span><text:span text:style-name="T73">.</text:span></text:p>
          <text:p text:style-name="P41"/>
        </text:list-item>
      </text:list>
      <text:p text:style-name="P42">א. תנו דוגמה לחלוק<text:span text:style-name="T79">ה</text:span> שהיא יעילה-פארטו-חלש אבל לא יעילה-פארטו.</text:p>
      <text:p text:style-name="P43">ב. הוכיחו, שכל חלוקה אגליטרית היא יעילה-פארטו-חלש.</text:p>
      <text:p text:style-name="P44"><text:span text:style-name="T80">ג</text:span><text:span text:style-name="T81">. הוכיחו, שאם </text:span><text:span text:style-name="T82">כל השחקנים מייחסים ערך חיובי ממש לכל משאב, </text:span><text:span text:style-name="T81">אז כל חלוקה יעילה-פארטו-חלש היא גם יעילה-פארטו.</text:span></text:p>
      <text:p text:style-name="P45">ד. הוכיחו, שאם לכל השחקנים יש הערכות זהות, אז <text:span text:style-name="T81">כל חלוקה יעילה-פארטו-חלש היא גם יעילה-פארטו.</text:span></text:p>
      <text:p text:style-name="P46">שאלה <text:span text:style-name="T83">3</text:span><text:span text:style-name="T84">: </text:span><text:span text:style-name="T85">חלוקה אגליטרית וקנאה</text:span></text:p>
      <text:p text:style-name="P47"><text:span text:style-name="T86">נניח שיש </text:span><text:span text:style-name="T87">שלושה משאבים ו</text:span><text:span text:style-name="T86">חמישה שחקנים </text:span><text:span text:style-name="T88">עם הערכים הבאים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list text:style-name="WWNum2">
              <text:list-item>
                <text:p text:style-name="P48"/>
              </text:list-item>
            </text:list>
          </table:table-cell>
          <table:table-cell table:style-name="Table1.A1" office:value-type="string">
            <text:list text:continue-numbering="true" text:style-name="WWNum2">
              <text:list-item>
                <text:p text:style-name="P49">ברזל</text:p>
              </text:list-item>
            </text:list>
          </table:table-cell>
          <table:table-cell table:style-name="Table1.A1" office:value-type="string">
            <text:list text:continue-numbering="true" text:style-name="WWNum2">
              <text:list-item>
                <text:p text:style-name="P49">נפט</text:p>
              </text:list-item>
            </text:list>
          </table:table-cell>
          <table:table-cell table:style-name="Table1.D1" office:value-type="string">
            <text:list text:continue-numbering="true" text:style-name="WWNum2">
              <text:list-item>
                <text:p text:style-name="P49">עצים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continue-numbering="true" text:style-name="WWNum2">
              <text:list-item>
                <text:p text:style-name="P48"><text:span text:style-name="T89">שחקן </text:span>א: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6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9</text:p>
              </text:list-item>
            </text:list>
          </table:table-cell>
          <table:table-cell table:style-name="Table1.D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continue-numbering="true" text:style-name="WWNum2">
              <text:list-item>
                <text:p text:style-name="P48"><text:span text:style-name="T89">שחקן </text:span>ב: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5</text:p>
              </text:list-item>
            </text:list>
          </table:table-cell>
          <table:table-cell table:style-name="Table1.D2" office:value-type="string">
            <text:list text:continue-numbering="true" text:style-name="WWNum2">
              <text:list-item>
                <text:p text:style-name="P50">10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continue-numbering="true" text:style-name="WWNum2">
              <text:list-item>
                <text:p text:style-name="P48"><text:span text:style-name="T89">שחקן </text:span>ג: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D2" office:value-type="string">
            <text:list text:continue-numbering="true" text:style-name="WWNum2">
              <text:list-item>
                <text:p text:style-name="P50">15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continue-numbering="true" text:style-name="WWNum2">
              <text:list-item>
                <text:p text:style-name="P48"><text:span text:style-name="T89">שחקן </text:span>ד: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D2" office:value-type="string">
            <text:list text:continue-numbering="true" text:style-name="WWNum2">
              <text:list-item>
                <text:p text:style-name="P50">15</text:p>
              </text:list-item>
            </text:list>
          </table:table-cell>
        </table:table-row>
        <table:table-row table:style-name="Table1.1">
          <table:table-cell table:style-name="Table1.A2" office:value-type="string">
            <text:list text:continue-numbering="true" text:style-name="WWNum2">
              <text:list-item>
                <text:p text:style-name="P48"><text:span text:style-name="T89">שחקן </text:span>ה: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A2" office:value-type="string">
            <text:list text:continue-numbering="true" text:style-name="WWNum2">
              <text:list-item>
                <text:p text:style-name="P50">0</text:p>
              </text:list-item>
            </text:list>
          </table:table-cell>
          <table:table-cell table:style-name="Table1.D2" office:value-type="string">
            <text:list text:continue-numbering="true" text:style-name="WWNum2">
              <text:list-item>
                <text:p text:style-name="P50">15</text:p>
              </text:list-item>
            </text:list>
          </table:table-cell>
        </table:table-row>
      </table:table>
      <text:p text:style-name="P51"/>
      <text:p text:style-name="P47">א. הוכיחו, שבכל חלוקה אגליטרית <text:span text:style-name="T90">בדוגמה זו</text:span>, כל שחקן מקבל ערך לפחות 5.</text:p>
      <text:p text:style-name="P47"><text:span text:style-name="T89">ב</text:span>. <text:span text:style-name="T91">הוכיחו, </text:span>שבכל חלוקה אגליטרית <text:span text:style-name="T90">בדוגמה זו</text:span>, <text:span text:style-name="T91">כל העצים ניתנים </text:span>לשחקנים ג,ד,ה, <text:span text:style-name="T91">וכל הנפט לשחקן ב.</text:span></text:p>
      <text:p text:style-name="P52"><text:span text:style-name="T92">ג</text:span><text:span text:style-name="T93">. </text:span><text:span text:style-name="T94">הוכיחו</text:span><text:span text:style-name="T93">, שבכל חלוקה אגליטרית </text:span><text:span text:style-name="T95">בדוגמה זו,</text:span><text:span text:style-name="T93"> יש קנאה (מי מקנא במי ומדוע?)</text:span></text:p>
      <text:p text:style-name="P52"><text:span text:style-name="T93"/></text:p>
      <text:p text:style-name="P53"><text:soft-page-break/><text:span text:style-name="T96">* </text:span><text:span text:style-name="T97">שאלה </text:span><text:span text:style-name="T98">1</text:span><text:span text:style-name="T99">: </text:span><text:span text:style-name="T100">חלוקה אגליטרית </text:span><text:span text:style-name="T101">בפייתון</text:span></text:p>
      <text:p text:style-name="P54"><text:span text:style-name="T102">כ</text:span>תבו פונקציה בשפת פייתון, <text:span text:style-name="T103">המוצאת חלוקה אגליטרית של משאבים רציפים.</text:span> כותרת הפונקציה:</text:p>
      <text:p text:style-name="P55">def <text:span text:style-name="T103">egalitarian_allocation</text:span>(</text:p>
      <text:p text:style-name="P55"><text:s text:c="3"/>valuations: list[list[float]])</text:p>
      <text:p text:style-name="P56"/>
      <text:p text:style-name="P56">כאשר valuations היא מטריצת הערכים. דוגמה לקלט:</text:p>
      <text:p text:style-name="P57"><text:span text:style-name="T103">egalitarian_allocation</text:span>(</text:p>
      <text:p text:style-name="P57"><text:s/>valuations=[[11,11,22,33,44], [11,22,44,55,66], [11,33,22,11,66]])</text:p>
      <text:p text:style-name="P56"/>
      <text:p text:style-name="P56">הקלט מתאר בעיית חלוקה של חמישה חפצים בין שלושה שחקנים. השחקן <text:span text:style-name="T104">הראשון </text:span><text:span text:style-name="T105">מעריך את החפצים ב</text:span><text:span text:style-name="T104"> [11,11,22,33,44], </text:span><text:span text:style-name="T105">השחקן השני מעריך אותם ב </text:span><text:span text:style-name="T104">[11,22,44,55,66], </text:span><text:span text:style-name="T105">וכו’.</text:span></text:p>
      <text:p text:style-name="P58"/>
      <text:p text:style-name="P58">הפונקציה צריכה <text:span text:style-name="T106">לכתוב </text:span>את <text:span text:style-name="T106">תוצאת </text:span>החלוקה:</text:p>
      <text:p text:style-name="P59">player 0 receives 50% of resource 0 and 30% of resource 2</text:p>
      <text:p text:style-name="P60">player 1 <text:span text:style-name="T106">receives 50% of resource 0 and 70% of resource 1</text:span></text:p>
      <text:p text:style-name="P58">וכו’. יש להגיש קוד בגיטהאב + בדיקות. </text:p>
      <text:p text:style-name="P61"/>
      <text:p text:style-name="P62"><text:span text:style-name="T37">* שאלה </text:span><text:span text:style-name="T107">4</text:span><text:span text:style-name="T64">: חלוקה </text:span><text:span text:style-name="T108">הוגנת ויעילה </text:span><text:span text:style-name="T109">עם </text:span><text:span text:style-name="T110">נייר ועט</text:span></text:p>
      <text:p text:style-name="P63">נתונה בעיית חלוקת משאבים עם הערכים הבאים:</text:p>
      <text:list text:style-name="L3">
        <text:list-item>
          <text:p text:style-name="P64">עמי: <text:span text:style-name="T111">פלדה 1, <text:s text:c="3"/>נפט 0.</text:span></text:p>
        </text:list-item>
        <text:list-item>
          <text:p text:style-name="P65">תמי: פלדה t, <text:s text:c="2"/>נפט 1 פחות t</text:p>
        </text:list-item>
      </text:list>
      <text:p text:style-name="P66">כאשר t הוא פרמטר כלשהו בין 0 ל-1.</text:p>
      <text:p text:style-name="P66">א. חשבו חלוקה הממקסמת את <text:span text:style-name="T58">סכום הערכים</text:span>, כפונקציה של t. עבור איזה t <text:span text:style-name="T112">החלוקה</text:span> ללא קנאה?</text:p>
      <text:p text:style-name="P63"><text:span text:style-name="T111">ב. חשבו חלוקה הממקסמת את </text:span><text:span text:style-name="T113">סכום </text:span><text:span text:style-name="T114">השורשים </text:span><text:span text:style-name="T115">של הערכים</text:span><text:span text:style-name="T111">, כפונקציה של t. עבור איזה t </text:span><text:span text:style-name="T112">החלוקה </text:span><text:span text:style-name="T111">ללא קנאה?</text:span></text:p>
      <text:p text:style-name="P63"><text:span text:style-name="T112">ג</text:span><text:span text:style-name="T111">. חשבו חלוקה הממקסמת את </text:span><text:span text:style-name="T116">מכפלת הערכים</text:span><text:span text:style-name="T111">, כפונקציה של t. עבור איזה t </text:span><text:span text:style-name="T112">החלוקה </text:span><text:span text:style-name="T111">ללא קנאה?</text:span></text:p>
      <text:p text:style-name="P63"><text:span text:style-name="T117">ד. כתבו </text:span><text:span text:style-name="T118">בעיית אופטימיזציה </text:span><text:span text:style-name="T117">ב-cvxpy, המוצא</text:span><text:span text:style-name="T119">ת</text:span><text:span text:style-name="T117"> חלוקה הממקסמת את </text:span><text:span text:style-name="T120">מכפלת הערכים</text:span><text:span text:style-name="T117">, </text:span><text:span text:style-name="T121">כפונקציה של</text:span><text:span text:style-name="T117"> t. </text:span><text:span text:style-name="T122">(רמז: כנראה תקבלו הודעת שגיאה – עליכם למצוא לה פתרון).</text:span></text:p>
      <text:p text:style-name="P67"><text:span text:style-name="T37">שאלה </text:span><text:span text:style-name="T107">5</text:span><text:span text:style-name="T39">: </text:span><text:span text:style-name="T123">חלוקת משאבים הוגנת ויעילה בעזרת בינה מלאכותית</text:span></text:p>
      <text:p text:style-name="P68"><text:span text:style-name="T124">ב</text:span><text:span text:style-name="T125">מטלה הקודמת ראינו שב"מ יכולה למצוא חלוקה הוגנת, עם קצת עזרה מבני-אדם.</text:span></text:p>
      <text:p text:style-name="P68"><text:span text:style-name="T125">בשאלה הזאת ננסה לאתגר יותר את הב"מ, ונבקש ממנה למצוא חלוקה שהיא גם </text:span><text:span text:style-name="T126">ללא קנאה</text:span><text:span text:style-name="T125"> וגם </text:span><text:span text:style-name="T126">יעילה פארטו</text:span><text:span text:style-name="T125">.</text:span></text:p>
      <text:p text:style-name="P68"><text:span text:style-name="T125">א [חימום]. בקשו מכלי ב"מ לבחירתכם למצוא חלוקה יעילה-פארטו וללא-קנאה על </text:span><text:span text:style-name="T127">בעיית חלוקת-המשאבים מה</text:span><text:span text:style-name="T125">הרצאה. ודאו שהחלוקה אכן מקיימת את הדרישות. אם היא לא מצליחה – נסו לעזור לה.</text:span></text:p>
      <text:p text:style-name="P69">ב. המציאו בעיה מסובכת יותר (עם יותר משאבים ויותר שחקנים), שבה הב"מ לא תצליח למצוא חלוקה יעילה-פארטו וללא-קנאה.</text:p>
      <text:list text:style-name="L4">
        <text:list-item>
          <text:p text:style-name="P70"><text:soft-page-break/><text:span text:style-name="T125">אפשר להמציא בעיה בעצמכם, או לבקש מהב"מ עצמה להמציא בעיה קשה, או לבקש מב"מ אחרת להמציא בעיה קשה (למשל אפשר לבקש מ </text:span><text:span text:style-name="T128">claude להמציא בעיה עבור gpt ולהיפך)</text:span><text:span text:style-name="T125">.</text:span></text:p>
        </text:list-item>
        <text:list-item>
          <text:p text:style-name="P71"><text:span text:style-name="T125">ב</text:span><text:span text:style-name="T129">כל מקרה, יש לוודא שהבעיה אכן קשה ולא ניתנת לפתרון יעיל ע"י ב"מ.</text:span></text:p>
        </text:list-item>
      </text:list>
      <text:p text:style-name="P69"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8.2.2$Windows_X86_64 LibreOffice_project/d401f2107ccab8f924a8e2df40f573aab7605b6f</meta:generator>
    <dc:date>2025-11-03T21:07:56.458294400</dc:date>
    <meta:editing-duration>P11DT18H31M40S</meta:editing-duration>
    <meta:editing-cycles>1449</meta:editing-cycles>
    <meta:document-statistic meta:table-count="2" meta:image-count="0" meta:object-count="0" meta:page-count="5" meta:paragraph-count="131" meta:word-count="1024" meta:character-count="5777" meta:non-whitespace-character-count="4835"/>
  </office:meta>
</office:document-meta>
</file>